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xml:id="id3" draw:id="id3" draw:layer="layout" svg:width="3.22cm" svg:height="0.962cm" svg:x="14.636cm" svg:y="9.452cm">
          <draw:text-box>
            <text:p text:style-name="P1"><text:span text:style-name="T1">OneFeed</text:span></text:p>
          </draw:text-box>
        </draw:frame>
        <draw:frame draw:style-name="gr2" draw:text-style-name="P1" xml:id="id2" draw:id="id2" draw:layer="layout" svg:width="1.984cm" svg:height="0.962cm" svg:x="6.858cm" svg:y="9.652cm">
          <draw:text-box>
            <text:p text:style-name="P1"><text:span text:style-name="T1">Feed</text:span></text:p>
          </draw:text-box>
        </draw:frame>
        <draw:frame draw:style-name="gr3" draw:text-style-name="P1" xml:id="id1" draw:id="id1" draw:layer="layout" svg:width="4.655cm" svg:height="0.962cm" svg:x="20.574cm" svg:y="13.516cm">
          <draw:text-box>
            <text:p text:style-name="P1"><text:span text:style-name="T1">OneFeedView</text:span></text:p>
          </draw:text-box>
        </draw:frame>
        <draw:frame draw:style-name="gr1" draw:text-style-name="P1" draw:layer="layout" svg:width="6.255cm" svg:height="0.962cm" svg:x="19.558cm" svg:y="5.588cm">
          <draw:text-box>
            <text:p text:style-name="P1"><text:span text:style-name="T1">OneFeedController</text:span></text:p>
          </draw:text-box>
        </draw:frame>
        <draw:frame draw:style-name="gr1" draw:text-style-name="P1" xml:id="id6" draw:id="id6" draw:layer="layout" svg:width="3.283cm" svg:height="0.962cm" svg:x="1.27cm" svg:y="7.42cm">
          <draw:text-box>
            <text:p text:style-name="P1"><text:span text:style-name="T1">JsonTree</text:span></text:p>
          </draw:text-box>
        </draw:frame>
        <draw:frame draw:style-name="gr1" draw:text-style-name="P1" xml:id="id5" draw:id="id5" draw:layer="layout" svg:width="7.229cm" svg:height="0.962cm" svg:x="11.516cm" svg:y="2.794cm">
          <draw:text-box>
            <text:p text:style-name="P1"><text:span text:style-name="T1">EncryptedPreferences</text:span></text:p>
          </draw:text-box>
        </draw:frame>
        <draw:frame draw:style-name="gr3" draw:text-style-name="P1" draw:layer="layout" svg:width="4.452cm" svg:height="0.962cm" svg:x="9.398cm" svg:y="8.971cm">
          <draw:text-box>
            <text:p><text:span text:style-name="T1">FeedListener</text:span></text:p>
          </draw:text-box>
        </draw:frame>
        <draw:frame draw:style-name="gr1" draw:text-style-name="P1" draw:layer="layout" svg:width="3.711cm" svg:height="0.962cm" svg:x="9.751cm" svg:y="9.933cm">
          <draw:text-box>
            <text:p><text:span text:style-name="T1">FeedEvent</text:span></text:p>
          </draw:text-box>
        </draw:frame>
        <draw:line draw:style-name="gr4" draw:text-style-name="P2" draw:layer="layout" svg:x1="21.082cm" svg:y1="6.604cm" svg:x2="17.856cm" svg:y2="9.452cm">
          <text:p/>
        </draw:line>
        <draw:line draw:style-name="gr4" draw:text-style-name="P2" draw:layer="layout" svg:x1="24.384cm" svg:y1="13.516cm" svg:x2="24.638cm" svg:y2="6.55cm">
          <text:p/>
        </draw:line>
        <draw:line draw:style-name="gr4" draw:text-style-name="P2" draw:layer="layout" svg:x1="17.526cm" svg:y1="10.414cm" svg:x2="21.59cm" svg:y2="13.462cm">
          <text:p/>
        </draw:line>
        <draw:frame draw:style-name="gr1" xml:id="id4" draw:id="id4" draw:layer="layout" svg:width="4.236cm" svg:height="0.962cm" svg:x="14.052cm" svg:y="12.954cm">
          <draw:text-box>
            <text:p>json prefs file</text:p>
          </draw:text-box>
        </draw:frame>
        <draw:connector draw:style-name="gr4" draw:text-style-name="P2" draw:layer="layout" draw:type="curve" draw:line-skew="0.999cm" svg:x1="22.901cm" svg:y1="14.478cm" svg:x2="7.85cm" svg:y2="10.614cm" draw:start-shape="id1" draw:start-glue-point="2" draw:end-shape="id2" draw:end-glue-point="2" svg:d="M22901 14478c0 2248-15051 4180-15051-3864" svg:viewBox="0 0 15052 5828">
          <text:p/>
        </draw:connector>
        <draw:connector draw:style-name="gr4" draw:text-style-name="P2" draw:layer="layout" draw:type="line" svg:x1="16.246cm" svg:y1="10.414cm" svg:x2="16.17cm" svg:y2="12.954cm" draw:start-shape="id3" draw:start-glue-point="2" draw:end-shape="id4" draw:end-glue-point="0" svg:d="M16246 10414l-76 2540" svg:viewBox="0 0 77 2541">
          <text:p/>
        </draw:connector>
        <draw:connector draw:style-name="gr5" draw:text-style-name="P2" draw:layer="layout" draw:type="line" svg:x1="8.842cm" svg:y1="10.133cm" svg:x2="14.636cm" svg:y2="9.933cm" draw:start-shape="id2" draw:start-glue-point="1" draw:end-shape="id3" draw:end-glue-point="3" svg:d="M8842 10133l5794-200" svg:viewBox="0 0 5795 201">
          <text:p/>
        </draw:connector>
        <draw:connector draw:style-name="gr4" draw:text-style-name="P2" draw:layer="layout" draw:type="line" svg:x1="16.246cm" svg:y1="9.452cm" svg:x2="15.13cm" svg:y2="3.756cm" draw:start-shape="id3" draw:start-glue-point="0" draw:end-shape="id5" draw:end-glue-point="2" svg:d="M16246 9452l-1116-5696" svg:viewBox="0 0 1117 5697">
          <text:p/>
        </draw:connector>
        <draw:connector draw:style-name="gr4" draw:text-style-name="P2" draw:layer="layout" draw:type="line" svg:x1="7.85cm" svg:y1="9.652cm" svg:x2="15.13cm" svg:y2="3.756cm" draw:start-shape="id2" draw:start-glue-point="0" draw:end-shape="id5" draw:end-glue-point="2" svg:d="M7850 9652l7280-5896" svg:viewBox="0 0 7281 5897">
          <text:p/>
        </draw:connector>
        <draw:frame draw:style-name="gr1" draw:text-style-name="P1" draw:layer="layout" svg:width="2.864cm" svg:height="0.962cm" svg:x="14.986cm" svg:y="16.31cm">
          <draw:text-box>
            <text:p><text:span text:style-name="T1">FeedVC</text:span></text:p>
          </draw:text-box>
        </draw:frame>
        <draw:connector draw:style-name="gr4" draw:text-style-name="P2" draw:layer="layout" draw:type="curve" svg:x1="6.858cm" svg:y1="10.133cm" svg:x2="4.553cm" svg:y2="7.901cm" draw:start-shape="id2" draw:start-glue-point="3" draw:end-shape="id6" draw:end-glue-point="1" svg:d="M6858 10133c-1728 0-576-2232-2305-2232" svg:viewBox="0 0 2306 2233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Conger</meta:initial-creator>
    <meta:creation-date>2014-12-17T15:52:30.062501660</meta:creation-date>
    <dc:date>2014-12-17T16:50:57.611775452</dc:date>
    <dc:creator>Jack Conger</dc:creator>
    <meta:editing-duration>PT41M47S</meta:editing-duration>
    <meta:editing-cycles>1</meta:editing-cycles>
    <meta:document-statistic meta:object-count="42"/>
    <meta:generator>LibreOffice/4.2.7.2$Linux_X86_64 LibreOffice_project/420m0$Build-2</meta:generator>
  </office:meta>
</office:document-meta>
</file>